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i>n</mi>
            <mrow>
              <mspace width="2em"/>
              <mo stretchy="false">=</mo>
              <mspace width="2em"/>
            </mrow>
            <msub>
              <mi>n</mi>
              <mn>0</mn>
            </msub>
            <mrow>
              <mo fence="true" stretchy="true">(</mo>
              <mrow>
                <mrow>
                  <mn>1</mn>
                  <mo stretchy="false">−</mo>
                  <mfrac>
                    <mrow>
                      <msup>
                        <mi mathvariant="normal">α</mi>
                        <mn>2</mn>
                      </msup>
                      <msup>
                        <mi>r</mi>
                        <mn>2</mn>
                      </msup>
                    </mrow>
                    <mn>2</mn>
                  </mfrac>
                </mrow>
              </mrow>
              <mo fence="true" stretchy="true">)</mo>
            </mrow>
            <mspace width="8em"/>
            <msup>
              <mi>r</mi>
              <mn>2</mn>
            </msup>
            <mrow>
              <mspace width="2em"/>
              <mo stretchy="false">=</mo>
              <mspace width="2em"/>
            </mrow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</mrow>
        </mtd>
      </mtr>
      <mtr>
        <mtd>
          <mrow/>
        </mtd>
      </mtr>
      <mtr>
        <mtd>
          <mrow>
            <mi>n</mi>
            <mrow>
              <mspace width="2em"/>
              <mo stretchy="false">=</mo>
              <mspace width="2em"/>
            </mrow>
            <mrow>
              <msub>
                <mi>n</mi>
                <mn>0</mn>
              </msub>
              <mo stretchy="false">−</mo>
              <mrow>
                <mfrac>
                  <mn>1</mn>
                  <mn>2</mn>
                </mfrac>
                <mo stretchy="false">⋅</mo>
                <mrow>
                  <msub>
                    <mi>n</mi>
                    <mn>2</mn>
                  </msub>
                  <msup>
                    <mi>r</mi>
                    <mn>2</mn>
                  </msup>
                </mrow>
              </mrow>
            </mrow>
            <mspace width="8em"/>
            <msup>
              <mi>r</mi>
              <mn>2</mn>
            </msup>
            <mrow>
              <mspace width="2em"/>
              <mo stretchy="false">=</mo>
              <mspace width="2em"/>
            </mrow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</mrow>
        </mtd>
      </mtr>
      <mtr>
        <mtd>
          <mrow/>
        </mtd>
      </mtr>
      <mtr>
        <mtd>
          <mrow>
            <mi>M</mi>
            <mo stretchy="false">=</mo>
            <mrow>
              <mo fence="true" stretchy="true">[</mo>
              <mrow>
                <mtable>
                  <mtr>
                    <mtd>
                      <mrow>
                        <mi>cos</mi>
                        <mrow>
                          <mo fence="true" stretchy="true">(</mo>
                          <mrow>
                            <mrow>
                              <mi>L</mi>
                              <msqrt>
                                <mfrac>
                                  <msub>
                                    <mi>n</mi>
                                    <mn>2</mn>
                                  </msub>
                                  <msub>
                                    <mi>n</mi>
                                    <mn>0</mn>
                                  </msub>
                                </mfrac>
                              </msqrt>
                            </mrow>
                          </mrow>
                          <mo fence="true" stretchy="true">)</mo>
                        </mrow>
                      </mrow>
                    </mtd>
                    <mtd>
                      <mrow>
                        <mrow>
                          <mfrac>
                            <mn>1</mn>
                            <msqrt>
                              <mrow>
                                <msub>
                                  <mi>n</mi>
                                  <mn>2</mn>
                                </msub>
                                <msub>
                                  <mi>n</mi>
                                  <mn>0</mn>
                                </msub>
                              </mrow>
                            </msqrt>
                          </mfrac>
                          <mo stretchy="false">⋅</mo>
                          <mi>sin</mi>
                        </mrow>
                        <mrow>
                          <mo fence="true" stretchy="true">(</mo>
                          <mrow>
                            <mrow>
                              <mi>L</mi>
                              <msqrt>
                                <mfrac>
                                  <msub>
                                    <mi>n</mi>
                                    <mn>2</mn>
                                  </msub>
                                  <msub>
                                    <mi>n</mi>
                                    <mn>0</mn>
                                  </msub>
                                </mfrac>
                              </msqrt>
                            </mrow>
                          </mrow>
                          <mo fence="true" stretchy="true">)</mo>
                        </mrow>
                      </mrow>
                    </mtd>
                  </mtr>
                  <mtr>
                    <mtd>
                      <mrow>
                        <mrow>
                          <mrow>
                            <mo stretchy="false">−</mo>
                            <msqrt>
                              <mrow>
                                <msub>
                                  <mi>n</mi>
                                  <mn>2</mn>
                                </msub>
                                <msub>
                                  <mi>n</mi>
                                  <mn>0</mn>
                                </msub>
                              </mrow>
                            </msqrt>
                          </mrow>
                          <mo stretchy="false">⋅</mo>
                          <mi>sin</mi>
                        </mrow>
                        <mrow>
                          <mo fence="true" stretchy="true">(</mo>
                          <mrow>
                            <mrow>
                              <mi>L</mi>
                              <msqrt>
                                <mfrac>
                                  <msub>
                                    <mi>n</mi>
                                    <mn>2</mn>
                                  </msub>
                                  <msub>
                                    <mi>n</mi>
                                    <mn>0</mn>
                                  </msub>
                                </mfrac>
                              </msqrt>
                            </mrow>
                          </mrow>
                          <mo fence="true" stretchy="true">)</mo>
                        </mrow>
                      </mrow>
                    </mtd>
                    <mtd>
                      <mrow>
                        <mi>cos</mi>
                        <mrow>
                          <mo fence="true" stretchy="true">(</mo>
                          <mrow>
                            <mrow>
                              <mi>L</mi>
                              <msqrt>
                                <mfrac>
                                  <msub>
                                    <mi>n</mi>
                                    <mn>2</mn>
                                  </msub>
                                  <msub>
                                    <mi>n</mi>
                                    <mn>0</mn>
                                  </msub>
                                </mfrac>
                              </msqrt>
                            </mrow>
                          </mrow>
                          <mo fence="true" stretchy="true">)</mo>
                        </mrow>
                      </mrow>
                    </mtd>
                  </mtr>
                </mtable>
              </mrow>
              <mo fence="true" stretchy="true">]</mo>
            </mrow>
          </mrow>
        </mtd>
      </mtr>
      <mtr>
        <mtd>
          <mrow/>
        </mtd>
      </mtr>
      <mtr>
        <mtd>
          <mrow>
            <msup>
              <mi>M</mi>
              <mi mathvariant="italic">LF</mi>
            </msup>
            <mo stretchy="false">=</mo>
            <mrow>
              <mo fence="true" stretchy="true">[</mo>
              <mrow>
                <mtable>
                  <mtr>
                    <mtd>
                      <mrow>
                        <mi>cos</mi>
                        <mrow>
                          <mo fence="true" stretchy="true">(</mo>
                          <mrow>
                            <mrow>
                              <mi>h</mi>
                              <msqrt>
                                <mfrac>
                                  <msub>
                                    <mi>n</mi>
                                    <mn>2</mn>
                                  </msub>
                                  <msub>
                                    <mi>n</mi>
                                    <mn>0</mn>
                                  </msub>
                                </mfrac>
                              </msqrt>
                            </mrow>
                          </mrow>
                          <mo fence="true" stretchy="true">)</mo>
                        </mrow>
                      </mrow>
                    </mtd>
                    <mtd>
                      <mrow>
                        <mrow>
                          <mfrac>
                            <mn>1</mn>
                            <msqrt>
                              <mrow>
                                <msub>
                                  <mi>n</mi>
                                  <mn>2</mn>
                                </msub>
                                <msub>
                                  <mi>n</mi>
                                  <mn>0</mn>
                                </msub>
                              </mrow>
                            </msqrt>
                          </mfrac>
                          <mo stretchy="false">⋅</mo>
                          <mi>sin</mi>
                        </mrow>
                        <mrow>
                          <mo fence="true" stretchy="true">(</mo>
                          <mrow>
                            <mrow>
                              <mi>h</mi>
                              <msqrt>
                                <mfrac>
                                  <msub>
                                    <mi>n</mi>
                                    <mn>2</mn>
                                  </msub>
                                  <msub>
                                    <mi>n</mi>
                                    <mn>0</mn>
                                  </msub>
                                </mfrac>
                              </msqrt>
                            </mrow>
                          </mrow>
                          <mo fence="true" stretchy="true">)</mo>
                        </mrow>
                      </mrow>
                    </mtd>
                  </mtr>
                  <mtr>
                    <mtd>
                      <mrow>
                        <mrow>
                          <mrow>
                            <mo stretchy="false">−</mo>
                            <msqrt>
                              <mfrac>
                                <msub>
                                  <mi>n</mi>
                                  <mn>2</mn>
                                </msub>
                                <msub>
                                  <mi>n</mi>
                                  <mn>0</mn>
                                </msub>
                              </mfrac>
                            </msqrt>
                          </mrow>
                          <mo stretchy="false">⋅</mo>
                          <mi>sin</mi>
                        </mrow>
                        <mrow>
                          <mo fence="true" stretchy="true">(</mo>
                          <mrow>
                            <mrow>
                              <mi>h</mi>
                              <msqrt>
                                <mfrac>
                                  <msub>
                                    <mi>n</mi>
                                    <mn>2</mn>
                                  </msub>
                                  <msub>
                                    <mi>n</mi>
                                    <mn>0</mn>
                                  </msub>
                                </mfrac>
                              </msqrt>
                            </mrow>
                          </mrow>
                          <mo fence="true" stretchy="true">)</mo>
                        </mrow>
                      </mrow>
                    </mtd>
                    <mtd>
                      <mrow>
                        <mrow>
                          <mfrac>
                            <mn>1</mn>
                            <msub>
                              <mi>n</mi>
                              <mn>0</mn>
                            </msub>
                          </mfrac>
                          <mo stretchy="false">⋅</mo>
                          <mi>cos</mi>
                        </mrow>
                        <mrow>
                          <mo fence="true" stretchy="true">(</mo>
                          <mrow>
                            <mrow>
                              <mi>h</mi>
                              <msqrt>
                                <mfrac>
                                  <msub>
                                    <mi>n</mi>
                                    <mn>2</mn>
                                  </msub>
                                  <msub>
                                    <mi>n</mi>
                                    <mn>0</mn>
                                  </msub>
                                </mfrac>
                              </msqrt>
                            </mrow>
                          </mrow>
                          <mo fence="true" stretchy="true">)</mo>
                        </mrow>
                      </mrow>
                    </mtd>
                  </mtr>
                </mtable>
              </mrow>
              <mo fence="true" stretchy="true">]</mo>
            </mrow>
          </mrow>
        </mtd>
      </mtr>
      <mtr>
        <mtd>
          <mrow/>
        </mtd>
      </mtr>
      <mtr>
        <mtd>
          <mrow>
            <msup>
              <mi>M</mi>
              <mi mathvariant="italic">RT</mi>
            </msup>
            <mo stretchy="false">=</mo>
            <mrow>
              <mo fence="true" stretchy="true">[</mo>
              <mrow>
                <mtable>
                  <mtr>
                    <mtd>
                      <mrow>
                        <mi>cos</mi>
                        <mrow>
                          <mo fence="true" stretchy="true">(</mo>
                          <mrow>
                            <mrow>
                              <mi>h</mi>
                              <msqrt>
                                <mfrac>
                                  <msub>
                                    <mi>n</mi>
                                    <mn>2</mn>
                                  </msub>
                                  <msub>
                                    <mi>n</mi>
                                    <mn>0</mn>
                                  </msub>
                                </mfrac>
                              </msqrt>
                            </mrow>
                          </mrow>
                          <mo fence="true" stretchy="true">)</mo>
                        </mrow>
                      </mrow>
                    </mtd>
                    <mtd>
                      <mrow>
                        <mrow>
                          <msqrt>
                            <mfrac>
                              <msub>
                                <mi>n</mi>
                                <mn>0</mn>
                              </msub>
                              <msub>
                                <mi>n</mi>
                                <mn>2</mn>
                              </msub>
                            </mfrac>
                          </msqrt>
                          <mo stretchy="false">⋅</mo>
                          <mi>sin</mi>
                        </mrow>
                        <mrow>
                          <mo fence="true" stretchy="true">(</mo>
                          <mrow>
                            <mrow>
                              <mi>h</mi>
                              <msqrt>
                                <mfrac>
                                  <msub>
                                    <mi>n</mi>
                                    <mn>2</mn>
                                  </msub>
                                  <msub>
                                    <mi>n</mi>
                                    <mn>0</mn>
                                  </msub>
                                </mfrac>
                              </msqrt>
                            </mrow>
                          </mrow>
                          <mo fence="true" stretchy="true">)</mo>
                        </mrow>
                      </mrow>
                    </mtd>
                  </mtr>
                  <mtr>
                    <mtd>
                      <mrow>
                        <mrow>
                          <mrow>
                            <mo stretchy="false">−</mo>
                            <msqrt>
                              <mrow>
                                <msub>
                                  <mi>n</mi>
                                  <mn>2</mn>
                                </msub>
                                <msub>
                                  <mi>n</mi>
                                  <mn>0</mn>
                                </msub>
                              </mrow>
                            </msqrt>
                          </mrow>
                          <mo stretchy="false">⋅</mo>
                          <mi>sin</mi>
                        </mrow>
                        <mrow>
                          <mo fence="true" stretchy="true">(</mo>
                          <mrow>
                            <mrow>
                              <mi>h</mi>
                              <msqrt>
                                <mfrac>
                                  <msub>
                                    <mi>n</mi>
                                    <mn>2</mn>
                                  </msub>
                                  <msub>
                                    <mi>n</mi>
                                    <mn>0</mn>
                                  </msub>
                                </mfrac>
                              </msqrt>
                            </mrow>
                          </mrow>
                          <mo fence="true" stretchy="true">)</mo>
                        </mrow>
                      </mrow>
                    </mtd>
                    <mtd>
                      <mrow>
                        <mrow>
                          <msub>
                            <mi>n</mi>
                            <mn>0</mn>
                          </msub>
                          <mo stretchy="false">⋅</mo>
                          <mi>cos</mi>
                        </mrow>
                        <mrow>
                          <mo fence="true" stretchy="true">(</mo>
                          <mrow>
                            <mrow>
                              <mi>h</mi>
                              <msqrt>
                                <mfrac>
                                  <msub>
                                    <mi>n</mi>
                                    <mn>2</mn>
                                  </msub>
                                  <msub>
                                    <mi>n</mi>
                                    <mn>0</mn>
                                  </msub>
                                </mfrac>
                              </msqrt>
                            </mrow>
                          </mrow>
                          <mo fence="true" stretchy="true">)</mo>
                        </mrow>
                      </mrow>
                    </mtd>
                  </mtr>
                </mtable>
              </mrow>
              <mo fence="true" stretchy="true">]</mo>
            </mrow>
          </mrow>
        </mtd>
      </mtr>
      <mtr>
        <mtd>
          <mrow/>
        </mtd>
      </mtr>
    </mtable>
    <annotation encoding="StarMath 5.0">n ~=~ n_0 left(1 - {%ialpha^2 r^2} over 2 right) ~~~~ r^2 ~=~ x^2 + y^2
newline newline 

n ~=~ n_0 - {1 over 2} cdot {n_2 r^2} ~~~~ r^2 ~=~ x^2 + y^2
newline newline 

M = left[ matrix {
	cos{left( L sqrt{ n_2 over n_0 } right)} #
	1 over sqrt{n_2 n_0} cdot sin{left( L sqrt{ n_2 over n_0 } right)} ##
	-sqrt{n_2 n_0} cdot sin{left( L sqrt{ n_2 over n_0 } right)} #
	cos{left( L sqrt{ n_2 over n_0 } right)}
} right]
newline newline

M^LF = left[ matrix { 
	cos{left( h sqrt{ n_2 over n_0 } right)} #
	1 over sqrt{n_2 n_0} cdot sin{left( h sqrt{ n_2 over n_0 } right)} ##
	-sqrt{n_2 over n_0} cdot sin{left( h sqrt{ n_2 over n_0 } right)} #
	1 over n_0 cdot cos{left( h sqrt{ n_2 over n_0 } right)}
} right]
newline newline

M^RT = left[ matrix { 
	cos{left( h sqrt{ n_2 over n_0 } right)} #
	sqrt{n_0 over n_2} cdot sin{left( h sqrt{ n_2 over n_0 } right)} ##
	-sqrt{n_2 n_0} cdot sin{left( h sqrt{ n_2 over n_0 } right)} #
	n_0 cdot cos{left( h sqrt{ n_2 over n_0 } right)}
} right]
newline new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7T10:49:57.27</meta:creation-date>
    <meta:generator>LibreOffice/4.2.8.2$Linux_X86_64 LibreOffice_project/420m0$Build-2</meta:generator>
  </office:meta>
</office:document-meta>
</file>